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_20_0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rbeidsledigh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Variabler i filt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lder, 15-29 å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ndel (prosen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År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20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ografi</text:p>
          </table:table-cell>
          <table:table-cell table:formula="of:=[.B8]" office:value-type="string" office:string-value="2009" calcext:value-type="string">
            <text:p>2009</text:p>
          </table:table-cell>
          <table:table-cell table:formula="of:=[.C8]" office:value-type="string" office:string-value="2010" calcext:value-type="string">
            <text:p>2010</text:p>
          </table:table-cell>
          <table:table-cell table:formula="of:=[.D8]" office:value-type="string" office:string-value="2011" calcext:value-type="string">
            <text:p>2011</text:p>
          </table:table-cell>
          <table:table-cell table:formula="of:=[.E8]" office:value-type="string" office:string-value="2012" calcext:value-type="string">
            <text:p>2012</text:p>
          </table:table-cell>
          <table:table-cell table:formula="of:=[.F8]" office:value-type="string" office:string-value="2013" calcext:value-type="string">
            <text:p>2013</text:p>
          </table:table-cell>
          <table:table-cell/>
          <table:table-cell table:formula="of:=CONCATENATE(&quot;aar&quot;;[.H8])" office:value-type="string" office:string-value="aar" calcext:value-type="string">
            <text:p>aa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ld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ss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rpsborg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2" table:style-name="ce2" office:value-type="float" office:value="3.7" calcext:value-type="float">
            <text:p>3.7</text:p>
          </table:table-cell>
          <table:table-cell table:number-columns-repeated="2"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edrikstad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valer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mark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k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msko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øgstad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number-columns-repeated="3"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ydeberg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kim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sberg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ptvet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kkestad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åde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ygge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ler (Østfold)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bøl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by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s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ogn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odden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pegård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ærum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3"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ker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rskog-Hølan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um</text:p>
          </table:table-cell>
          <table:table-cell table:number-columns-repeated="4"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t</text:p>
          </table:table-cell>
          <table:table-cell table:number-columns-repeated="3"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ælinge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ebakk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ørenskog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edsmo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ttedal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erdrum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llensaker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 (Akershus)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svoll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nnestad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urdal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lo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ngsvinger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mar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ngsak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øten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n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-Odal</text:p>
          </table:table-cell>
          <table:table-cell table:number-columns-repeated="2" table:style-name="ce2" office:value-type="float" office:value="3.6" calcext:value-type="float">
            <text:p>3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-Odal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skog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u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snes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ler (Hedmark)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verum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ys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mot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-Elvda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dal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erdal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lga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nset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vdal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lldal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 (Hedmark)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llehammer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øvik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v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sja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jåk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m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gå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-Fron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-Fron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ngebu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yer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sdal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stre Toten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re Toten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evnak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nner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n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ndre Land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re Land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-Aurdal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3" table:style-name="ce2" office:value-type="float" office:value="1.3" calcext:value-type="float">
            <text:p>1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tneda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-Aurda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re Slidre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ystre Slidre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ng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ammen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ngsber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ngerike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le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å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 (Buskerud)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msed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l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gdal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ødsherad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dum</text:p>
          </table:table-cell>
          <table:table-cell table:number-columns-repeated="2" table:style-name="ce2" office:value-type="float" office:value="2.9" calcext:value-type="float">
            <text:p>2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vre Eiker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dre Eiker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er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yken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urum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esberg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llag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2"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e og Uvdal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rten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lmestrand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ønsber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efjord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rvik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velvik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e (Vestfold)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f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debu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kke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øtterøy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jøme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rdal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sgrun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en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todden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ljan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mble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agerø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angedal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ø (Telemark)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uherad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n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jartdal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jor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iteseid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ssedal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yresdal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4"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kke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nj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sør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imsta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ndal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erstad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gårshei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vedestrand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oland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llesand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rkenes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mli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veland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3"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je og Hornnes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ygland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le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ykle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stiansand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ndal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rsun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ekkefjord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nnesl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ngdalen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gne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nardal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seral</text:p>
          </table:table-cell>
          <table:table-cell table:number-columns-repeated="2" table:style-name="ce2" office:value-type="float" office:value="0.6" calcext:value-type="float">
            <text:p>0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dnedal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desnes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ngdal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ægebosta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inesdal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rdal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gersu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nes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vanger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ugesund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kndal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nd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jerkreim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å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lepp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esdal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la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ndaberg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san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and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jelmeland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0.8" calcext:value-type="float">
            <text:p>0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ldal</text:p>
          </table:table-cell>
          <table:table-cell table:number-columns-repeated="2"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uda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nnøy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nesøy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itsø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kn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svær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rmøy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tsir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ndafjord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ge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tne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veio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ømlo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d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tjar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snes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innhera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ondal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dda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llensvang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fjord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3" table:style-name="ce2" office:value-type="float" office:value="1.1" calcext:value-type="float">
            <text:p>1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lvik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nv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ss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am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sa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mnang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 (Hordaland)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stevoll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nd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jell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køy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ksdal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dalen</text:p>
          </table:table-cell>
          <table:table-cell table:number-columns-repeated="3"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terøy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and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ygarden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døy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då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"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strheim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dje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3"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sfjorden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ra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ulen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lund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llestad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øyanger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k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estrand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ikan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gndal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rland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ærdal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rdal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ster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kvoll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jaler</text:p>
          </table:table-cell>
          <table:table-cell table:number-columns-repeated="2" table:style-name="ce2" office:value-type="float" office:value="0.9" calcext:value-type="float">
            <text:p>0.9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lar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ølster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ørde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ustda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emang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gsøy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je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rnindal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3" table:style-name="ce2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loppen</text:p>
          </table:table-cell>
          <table:table-cell table:number-columns-repeated="3" table:style-name="ce2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yn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lde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lesu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stiansund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nylven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e (Møre og Romsdal)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røy (Møre og Romsdal)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lste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eid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lda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rsta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rskog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dal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anda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dal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kkylven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odje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la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iske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am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nes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uma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set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dsund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ø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kra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æna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verøy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emnes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ngvoll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nndal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rnadal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ndal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sa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møla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re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ondheim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mne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nillfjord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tra</text:p>
          </table:table-cell>
          <table:table-cell table:number-columns-repeated="3"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øya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rland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denes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ssa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jugn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fjord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a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pd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nebu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dal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kdal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r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ltåle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dtre Gauldal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hus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aun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læbu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lvik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bu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dal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inkjer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sos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råker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jørdal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osta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ksvi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vanger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dal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ran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dalsei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nåsa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erne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yrvik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sskoga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ong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øylandet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verhalla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snes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tanger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kna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ærøy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ka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derøy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dø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rvik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dal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mna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ønnøy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ga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velstad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røy (Nordland)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stahaug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irfjord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fs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ne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ttfjelldal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ønna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na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mnes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na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røy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æn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døy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øy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ildeskå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iarn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tdal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uske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fold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igen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marøy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sfjord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ødingen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jeldsund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enes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langen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st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ærøy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kstad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vågøy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gan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dsel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ø (Nordland)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ksnes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rtland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døy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skenes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omsø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stad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æfjord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ånla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besta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tangen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vange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rdu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angen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ålselv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reisa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yrøy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anøy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rsk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g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nvik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sfjord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rlsøy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ngen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fjord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áivuotna Kåfjord</text:p>
          </table:table-cell>
          <table:table-cell table:number-columns-repeated="2" table:style-name="ce2" office:value-type="float" office:value="3.8" calcext:value-type="float">
            <text:p>3.8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jervøy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reisa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ænange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rdø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dsø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mmerfest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uovdageaidnu Kautokeino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ta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ppa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svik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alsund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åsøy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2" table:style-name="ce2"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kapp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sanger Porsángu Porsanki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árásjohka Karasjok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besby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mvik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3" table:style-name="ce2" office:value-type="float" office:value="4.8" calcext:value-type="float">
            <text:p>4.8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levåg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atnu Tana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járga Nesseby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åtsfjord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2" table:style-name="ce2" office:value-type="float" office:value="4.6" calcext:value-type="float">
            <text:p>4.6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-Varang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00:39:38.755080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0" style:display-name="PageStyle_Sheet 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00:47:46.245071124</dc:date>
    <meta:generator>LibreOffice/4.2.8.2$Linux_X86_64 LibreOffice_project/420m0$Build-2</meta:generator>
    <meta:editing-duration>PT6M22S</meta:editing-duration>
    <meta:editing-cycles>2</meta:editing-cycles>
    <meta:document-statistic meta:table-count="1" meta:cell-count="2585" meta:object-count="0"/>
  </office:meta>
</office:document-meta>
</file>